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37cm"/>
    </style:style>
    <style:style style:name="co2" style:family="table-column">
      <style:table-column-properties fo:break-before="auto" style:column-width="5.999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5.232cm"/>
    </style:style>
    <style:style style:name="co5" style:family="table-column">
      <style:table-column-properties fo:break-before="auto" style:column-width="15.988cm"/>
    </style:style>
    <style:style style:name="co6" style:family="table-column">
      <style:table-column-properties fo:break-before="auto" style:column-width="2.80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02cm solid #000000"/>
    </style:style>
    <style:style style:name="ce2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Delovni 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upplier Link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1,C2,C3,C4,C6,C9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100nF</text:p>
          </table:table-cell>
          <table:table-cell table:style-name="ce2" table:number-columns-repeated="1020"/>
        </table:table-row>
        <table:table-row table:style-name="ro1">
          <table:table-cell office:value-type="string">
            <text:p>C5,C7,C8,C10</text:p>
          </table:table-cell>
          <table:table-cell office:value-type="string">
            <text:p>0805_HandSoldering</text:p>
          </table:table-cell>
          <table:table-cell office:value-type="float" office:value="4">
            <text:p>4</text:p>
          </table:table-cell>
          <table:table-cell office:value-type="string">
            <text:p>10uF</text:p>
          </table:table-cell>
          <table:table-cell table:number-columns-repeated="1020"/>
        </table:table-row>
        <table:table-row table:style-name="ro1">
          <table:table-cell office:value-type="string">
            <text:p>D1</text:p>
          </table:table-cell>
          <table:table-cell office:value-type="string">
            <text:p>LED_0603_HandSoldering</text:p>
          </table:table-cell>
          <table:table-cell office:value-type="float" office:value="1">
            <text:p>1</text:p>
          </table:table-cell>
          <table:table-cell office:value-type="string">
            <text:p>LED</text:p>
          </table:table-cell>
          <table:table-cell table:number-columns-repeated="1020"/>
        </table:table-row>
        <table:table-row table:style-name="ro1">
          <table:table-cell office:value-type="string">
            <text:p>J1</text:p>
          </table:table-cell>
          <table:table-cell office:value-type="string">
            <text:p>IDC12_connector</text:p>
          </table:table-cell>
          <table:table-cell office:value-type="float" office:value="1">
            <text:p>1</text:p>
          </table:table-cell>
          <table:table-cell office:value-type="string">
            <text:p>IDC12</text:p>
          </table:table-cell>
          <table:table-cell table:number-columns-repeated="1020"/>
        </table:table-row>
        <table:table-row table:style-name="ro1">
          <table:table-cell office:value-type="string">
            <text:p>R1,R4,R5,R11,R12,R13,R14,R15,R16</text:p>
          </table:table-cell>
          <table:table-cell office:value-type="string">
            <text:p>0603_HandSoldering</text:p>
          </table:table-cell>
          <table:table-cell office:value-type="float" office:value="9">
            <text:p>9</text:p>
          </table:table-cell>
          <table:table-cell office:value-type="string">
            <text:p>10K</text:p>
          </table:table-cell>
          <table:table-cell table:number-columns-repeated="1020"/>
        </table:table-row>
        <table:table-row table:style-name="ro1">
          <table:table-cell office:value-type="string">
            <text:p>R3</text:p>
          </table:table-cell>
          <table:table-cell office:value-type="string">
            <text:p>0603_HandSoldering</text:p>
          </table:table-cell>
          <table:table-cell office:value-type="float" office:value="1">
            <text:p>1</text:p>
          </table:table-cell>
          <table:table-cell office:value-type="string">
            <text:p>1K</text:p>
          </table:table-cell>
          <table:table-cell table:number-columns-repeated="1020"/>
        </table:table-row>
        <table:table-row table:style-name="ro1">
          <table:table-cell office:value-type="string">
            <text:p>R7,R8,R9,R10</text:p>
          </table:table-cell>
          <table:table-cell office:value-type="string">
            <text:p>0603_HandSoldering</text:p>
          </table:table-cell>
          <table:table-cell office:value-type="float" office:value="4">
            <text:p>4</text:p>
          </table:table-cell>
          <table:table-cell office:value-type="string">
            <text:p>0R</text:p>
          </table:table-cell>
          <table:table-cell table:number-columns-repeated="1020"/>
        </table:table-row>
        <table:table-row table:style-name="ro1">
          <table:table-cell office:value-type="string">
            <text:p>U1</text:p>
          </table:table-cell>
          <table:table-cell office:value-type="string">
            <text:p>Molex_501331-0607</text:p>
          </table:table-cell>
          <table:table-cell office:value-type="float" office:value="1">
            <text:p>1</text:p>
          </table:table-cell>
          <table:table-cell office:value-type="string">
            <text:p>Alphasense_OPC-N2</text:p>
          </table:table-cell>
          <table:table-cell table:number-columns-repeated="1020"/>
        </table:table-row>
        <table:table-row table:style-name="ro2">
          <table:table-cell office:value-type="string">
            <text:p>U2</text:p>
          </table:table-cell>
          <table:table-cell office:value-type="string">
            <text:p>nRF52832-SMD</text:p>
          </table:table-cell>
          <table:table-cell office:value-type="float" office:value="1">
            <text:p>1</text:p>
          </table:table-cell>
          <table:table-cell office:value-type="string">
            <text:p>nRF52832</text:p>
          </table:table-cell>
          <table:table-cell table:number-columns-repeated="1020"/>
        </table:table-row>
        <table:table-row table:style-name="ro2">
          <table:table-cell office:value-type="string">
            <text:p>U4</text:p>
          </table:table-cell>
          <table:table-cell office:value-type="string">
            <text:p>TPS2064</text:p>
          </table:table-cell>
          <table:table-cell office:value-type="float" office:value="1">
            <text:p>1</text:p>
          </table:table-cell>
          <table:table-cell office:value-type="string">
            <text:p>TPS2064</text:p>
          </table:table-cell>
          <table:table-cell table:number-columns-repeated="1020"/>
        </table:table-row>
        <table:table-row table:style-name="ro2">
          <table:table-cell office:value-type="string">
            <text:p>U5</text:p>
          </table:table-cell>
          <table:table-cell office:value-type="string">
            <text:p>BME280</text:p>
          </table:table-cell>
          <table:table-cell office:value-type="float" office:value="1">
            <text:p>1</text:p>
          </table:table-cell>
          <table:table-cell office:value-type="string">
            <text:p>BME280</text:p>
          </table:table-cell>
          <table:table-cell table:number-columns-repeated="1020"/>
        </table:table-row>
        <table:table-row table:style-name="ro2">
          <table:table-cell office:value-type="string">
            <text:p>U6</text:p>
          </table:table-cell>
          <table:table-cell office:value-type="string">
            <text:p>MCP1826S_SOT223</text:p>
          </table:table-cell>
          <table:table-cell office:value-type="float" office:value="1">
            <text:p>1</text:p>
          </table:table-cell>
          <table:table-cell office:value-type="string">
            <text:p>MCP1826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l" fo:country="S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   </number:text>
    </number:number-style>
    <number:number-style style:name="N116P1" style:volatile="true">
      <number:text>-</number:text>
      <number:number number:decimal-places="0" number:min-integer-digits="1" number:grouping="true"/>
      <number:text>    </number:text>
    </number:number-style>
    <number:number-style style:name="N116P2" style:volatile="true">
      <number:text> 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0" number:min-integer-digits="1" number:grouping="true"/>
      <number:text> € </number:text>
    </number:number-style>
    <number:number-style style:name="N117P1" style:volatile="true">
      <number:text>-</number:text>
      <number:number number:decimal-places="0" number:min-integer-digits="1" number:grouping="true"/>
      <number:text> € </number:text>
    </number:number-style>
    <number:number-style style:name="N117P2" style:volatile="true">
      <number:text> - €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   </number:text>
    </number:number-style>
    <number:number-style style:name="N118P1" style:volatile="true">
      <number:text>-</number:text>
      <number:number number:decimal-places="2" number:min-integer-digits="1" number:grouping="true"/>
      <number:text>    </number:text>
    </number:number-style>
    <number:number-style style:name="N118P2" style:volatile="true">
      <number:text> -</number:text>
      <number:number number: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2" number:min-integer-digits="1" number:grouping="true"/>
      <number:text> € </number:text>
    </number:number-style>
    <number:number-style style:name="N119P1" style:volatile="true">
      <number:text>-</number:text>
      <number:number number:decimal-places="2" number:min-integer-digits="1" number:grouping="true"/>
      <number:text> € </number:text>
    </number:number-style>
    <number:number-style style:name="N119P2" style:volatile="true">
      <number:text> -</number:text>
      <number:number number:decimal-places="0" number:min-integer-digits="0"/>
      <number:text> €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SimSun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0__25__20__2013__20_Poudarek1" style:display-name="Excel_BuiltIn_20 % – Poudarek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2" style:display-name="Excel_BuiltIn_20 % – Poudarek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3" style:display-name="Excel_BuiltIn_20 % – Poudarek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4" style:display-name="Excel_BuiltIn_20 % – Poudarek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5" style:display-name="Excel_BuiltIn_20 % – Poudarek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6" style:display-name="Excel_BuiltIn_20 % – Poudarek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1" style:display-name="Excel_BuiltIn_40 % – Poudarek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2" style:display-name="Excel_BuiltIn_40 % – Poudarek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3" style:display-name="Excel_BuiltIn_40 % – Poudarek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4" style:display-name="Excel_BuiltIn_40 % – Poudarek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5" style:display-name="Excel_BuiltIn_40 % – Poudarek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6" style:display-name="Excel_BuiltIn_40 % – Poudarek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1" style:display-name="Excel_BuiltIn_60 % – Poudarek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2" style:display-name="Excel_BuiltIn_60 % – Poudarek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3" style:display-name="Excel_BuiltIn_60 % – Poudarek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4" style:display-name="Excel_BuiltIn_60 % – Poudarek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5" style:display-name="Excel_BuiltIn_60 % – Poudarek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6" style:display-name="Excel_BuiltIn_60 % – Poudarek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Dobro" style:display-name="Excel_BuiltIn_Dobro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zhod" style:display-name="Excel_BuiltIn_Izhod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Naslov" style:display-name="Excel_BuiltIn_Naslov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Naslov_20_1" style:display-name="Excel_BuiltIn_Naslov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Naslov_20_2" style:display-name="Excel_BuiltIn_Naslov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Naslov_20_3" style:display-name="Excel_BuiltIn_Naslov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Naslov_20_4" style:display-name="Excel_BuiltIn_Naslov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Nevtralno" style:display-name="Excel_BuiltIn_Nevtralno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Opomba" style:display-name="Excel_BuiltIn_Opomba" style:family="table-cell" style:parent-style-name="Default">
      <style:table-cell-properties fo:background-color="#ffffcc" style:diagonal-bl-tr="none" style:diagonal-tl-br="none" fo:border="0.035cm solid #c0c0c0"/>
    </style:style>
    <style:style style:name="Excel_5f_BuiltIn_5f_Opozorilo" style:display-name="Excel_BuiltIn_Opozorilo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jasnjevalno_20_besedilo" style:display-name="Excel_BuiltIn_Pojasnjevalno besedil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Poudarek1" style:display-name="Excel_BuiltIn_Poudarek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2" style:display-name="Excel_BuiltIn_Poudarek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3" style:display-name="Excel_BuiltIn_Poudarek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4" style:display-name="Excel_BuiltIn_Poudarek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5" style:display-name="Excel_BuiltIn_Poudarek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6" style:display-name="Excel_BuiltIn_Poudarek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vezana_20_celica" style:display-name="Excel_BuiltIn_Povezana celic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reveri_20_celico" style:display-name="Excel_BuiltIn_Preveri celico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Računanje" style:display-name="Excel_BuiltIn_Računanje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Slabo" style:display-name="Excel_BuiltIn_Slab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Vnos" style:display-name="Excel_BuiltIn_Vnos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Vsota" style:display-name="Excel_BuiltIn_Vsota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18.01.2017</text:date>, <text:time>12:22:40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  <style:master-page style:name="PageStyle_5f_air-module" style:display-name="PageStyle_air-modu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r-module_20_1" style:display-name="PageStyle_air-modu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r-module_20_2" style:display-name="PageStyle_air-modul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r-module_20_3" style:display-name="PageStyle_air-module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7-01-18T12:22:40.16</dc:date>
    <meta:generator>OpenOffice.org/3.2$Win32 OpenOffice.org_project/320m18$Build-9502</meta:generator>
    <meta:editing-duration>PT00H12M43S</meta:editing-duration>
    <meta:editing-cycles>25</meta:editing-cycles>
    <meta:document-statistic meta:table-count="1" meta:cell-count="53" meta:object-count="0"/>
  </office:meta>
</office:document-meta>
</file>